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d1c24" fo:min-height="0cm" fo:min-width="0cm"/>
    </style:style>
    <style:style style:name="gr2" style:family="graphic" style:parent-style-name="standard">
      <style:graphic-properties draw:fill="solid" draw:fill-color="#f58220" fo:min-height="0cm" fo:min-width="0cm"/>
    </style:style>
    <style:style style:name="gr3" style:family="graphic" style:parent-style-name="objectwithoutfill">
      <style:graphic-properties svg:stroke-width="0.051cm" svg:stroke-color="#000000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aa61a" fo:min-height="0cm" fo:min-width="0cm"/>
    </style:style>
    <style:style style:name="gr5" style:family="graphic" style:parent-style-name="standard">
      <style:graphic-properties draw:fill="solid" draw:fill-color="#fff200" fo:min-height="0cm" fo:min-width="0cm"/>
    </style:style>
    <style:style style:name="gr6" style:family="graphic" style:parent-style-name="objectwithoutfill">
      <style:graphic-properties svg:stroke-width="0.051cm" svg:stroke-color="#000000" draw:marker-start-width="0.355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textarea-horizontal-align="justify" draw:textarea-vertical-align="middle" draw:auto-grow-height="false" fo:min-height="1.241cm" fo:min-width="7.849cm"/>
    </style:style>
    <style:style style:name="gr8" style:family="graphic" style:parent-style-name="objectwithoutfill">
      <style:graphic-properties draw:stroke="dash" draw:stroke-dash="Ultrafine_20_2_20_Dots_20_3_20_Dashes" svg:stroke-width="0.051cm" svg:stroke-color="#000000" draw:marker-start-width="0.355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ed1c24"/>
    </style:style>
    <style:style style:name="P2" style:family="paragraph">
      <loext:graphic-properties draw:fill="solid" draw:fill-color="#f5822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aa61a"/>
    </style:style>
    <style:style style:name="P5" style:family="paragraph">
      <loext:graphic-properties draw:fill="solid" draw:fill-color="#fff200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25cm" svg:height="1.067cm" svg:x="1.946cm" svg:y="2.905cm">
          <text:p>World 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2.359cm" svg:height="1.067cm" svg:x="15.556cm" svg:y="3.998cm">
          <text:p>Ed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.494cm" svg:height="1.067cm" svg:x="2.483cm" svg:y="6.08cm">
          <text:p>Ass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1.893cm" svg:height="1.067cm" svg:x="15.481cm" svg:y="8.112cm">
          <text:p>X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3.908cm" svg:y1="3.972cm" svg:x2="3.73cm" svg:y2="6.08cm" draw:start-shape="id1" draw:start-glue-point="2" draw:end-shape="id2" draw:end-glue-point="0" svg:d="M3908 3972v1054h-178v1054" svg:viewBox="0 0 179 2109">
          <text:p/>
        </draw:connector>
        <draw:connector draw:style-name="gr3" draw:text-style-name="P3" draw:layer="layout" svg:x1="16.735cm" svg:y1="5.065cm" svg:x2="16.427cm" svg:y2="8.112cm" draw:start-shape="id3" draw:start-glue-point="2" draw:end-shape="id4" svg:d="M16735 5065v1523h-308v1524" svg:viewBox="0 0 309 3048">
          <text:p/>
        </draw:connector>
        <draw:custom-shape draw:style-name="gr4" draw:text-style-name="P4" xml:id="id5" draw:id="id5" draw:layer="layout" svg:width="3.387cm" svg:height="1.067cm" svg:x="14.955cm" svg:y="13.319cm">
          <text:p>Meta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6.427cm" svg:y1="9.179cm" svg:x2="16.648cm" svg:y2="13.319cm" draw:start-shape="id4" draw:start-glue-point="2" draw:end-shape="id5" svg:d="M16427 9179v2070h221v2070" svg:viewBox="0 0 222 4141">
          <text:p/>
        </draw:connector>
        <draw:custom-shape draw:style-name="gr2" draw:text-style-name="P2" xml:id="id6" draw:id="id6" draw:layer="layout" svg:width="3.84cm" svg:height="1.067cm" svg:x="8.788cm" svg:y="6.207cm">
          <text:p>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2.752cm" svg:height="1.067cm" svg:x="15.025cm" svg:y="17.129cm">
          <text:p>Too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5.871cm" svg:y1="3.438cm" svg:x2="10.708cm" svg:y2="6.207cm" draw:start-shape="id1" draw:start-glue-point="1" draw:end-shape="id6" draw:end-glue-point="0" svg:d="M5871 3438h4837v2769" svg:viewBox="0 0 4838 2770">
          <text:p/>
        </draw:connector>
        <draw:connector draw:style-name="gr3" draw:text-style-name="P3" draw:layer="layout" draw:line-skew="3.657cm" svg:x1="10.708cm" svg:y1="7.274cm" svg:x2="16.401cm" svg:y2="17.129cm" draw:start-shape="id6" draw:start-glue-point="2" draw:end-shape="id7" svg:d="M10708 7274v8584h5693v1271" svg:viewBox="0 0 5694 9856">
          <text:p/>
        </draw:connector>
        <draw:custom-shape draw:style-name="gr4" draw:text-style-name="P4" xml:id="id8" draw:id="id8" draw:layer="layout" svg:width="3.061cm" svg:height="1.067cm" svg:x="2.2cm" svg:y="9.255cm">
          <text:p>Colli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4.899cm" svg:height="1.067cm" svg:x="1.409cm" svg:y="12.684cm">
          <text:p>Exploded 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9" draw:id="id9" draw:layer="layout" svg:width="3.366cm" svg:height="1.067cm" svg:x="2.721cm" svg:y="17.129cm">
          <text:p>Assemb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1" draw:id="id11" draw:layer="layout" svg:width="4.691cm" svg:height="1.855cm" svg:x="11.549cm" svg:y="21.701cm">
          <text:p>Distance</text:p>
          <text:p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2" draw:id="id12" draw:layer="layout" svg:width="4.691cm" svg:height="1.855cm" svg:x="5.826cm" svg:y="21.701cm">
          <text:p>Angle</text:p>
          <text:p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3" draw:id="id13" draw:layer="layout" svg:width="3.383cm" svg:height="1.067cm" svg:x="16.794cm" svg:y="22.082cm">
          <text:p>Fasten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3.73cm" svg:y1="7.147cm" svg:x2="3.73cm" svg:y2="9.255cm" draw:start-shape="id2" draw:start-glue-point="2" draw:end-shape="id8" svg:d="M3730 7147v2108" svg:viewBox="0 0 1 2109">
          <text:p/>
        </draw:connector>
        <draw:connector draw:style-name="gr3" draw:text-style-name="P3" draw:layer="layout" draw:line-skew="-3.899cm" svg:x1="3.73cm" svg:y1="7.147cm" svg:x2="6.087cm" svg:y2="17.662cm" draw:start-shape="id2" draw:start-glue-point="2" draw:end-shape="id9" draw:end-glue-point="1" svg:d="M3730 7147v1092h2859v9423h-502" svg:viewBox="0 0 2860 10516">
          <text:p/>
        </draw:connector>
        <draw:connector draw:style-name="gr3" draw:text-style-name="P3" draw:layer="layout" draw:line-skew="-1.677cm 0.348cm" svg:x1="3.73cm" svg:y1="7.147cm" svg:x2="1.409cm" svg:y2="13.217cm" draw:start-shape="id2" draw:start-glue-point="2" draw:end-shape="id10" draw:end-glue-point="3" svg:d="M3730 7147v1091h-2475v4979h154" svg:viewBox="0 0 2476 6071">
          <text:p/>
        </draw:connector>
        <draw:connector draw:style-name="gr6" draw:text-style-name="P3" draw:layer="layout" draw:line-skew="0.102cm" svg:x1="16.401cm" svg:y1="18.196cm" svg:x2="13.894cm" svg:y2="21.701cm" draw:start-shape="id7" draw:start-glue-point="2" draw:end-shape="id11" svg:d="M16401 18196v1854h-2507v1651" svg:viewBox="0 0 2508 3506">
          <text:p/>
        </draw:connector>
        <draw:connector draw:style-name="gr6" draw:text-style-name="P3" draw:layer="layout" draw:line-skew="0.102cm" svg:x1="16.401cm" svg:y1="18.196cm" svg:x2="8.171cm" svg:y2="21.701cm" draw:start-shape="id7" draw:start-glue-point="2" draw:end-shape="id12" draw:end-glue-point="0" svg:d="M16401 18196v1854h-8230v1651" svg:viewBox="0 0 8231 3506">
          <text:p/>
        </draw:connector>
        <draw:connector draw:style-name="gr6" draw:text-style-name="P3" draw:layer="layout" draw:line-skew="-0.089cm" svg:x1="16.401cm" svg:y1="18.196cm" svg:x2="18.485cm" svg:y2="22.082cm" draw:start-shape="id7" draw:start-glue-point="2" draw:end-shape="id13" draw:end-glue-point="0" svg:d="M16401 18196v1854h2084v2032" svg:viewBox="0 0 2085 3887">
          <text:p/>
        </draw:connector>
        <draw:custom-shape draw:style-name="gr5" draw:text-style-name="P5" xml:id="id14" draw:id="id14" draw:layer="layout" svg:width="4.628cm" svg:height="1.067cm" svg:x="1.106cm" svg:y="25.638cm">
          <text:p>Self Assemb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5" draw:id="id15" draw:layer="layout" svg:width="2.392cm" svg:height="1.067cm" svg:x="6.701cm" svg:y="25.638cm">
          <text:p>Lin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6" draw:id="id16" draw:layer="layout" svg:width="3.21cm" svg:height="1.067cm" svg:x="9.659cm" svg:y="25.588cm">
          <text:p>Arbit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7" draw:id="id17" draw:layer="layout" svg:width="6.749cm" svg:height="1.067cm" svg:x="12.938cm" svg:y="25.715cm">
          <text:p>Next Step Instru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line-skew="2.197cm" svg:x1="4.404cm" svg:y1="18.196cm" svg:x2="3.42cm" svg:y2="25.638cm" draw:start-shape="id9" draw:start-glue-point="2" draw:end-shape="id14" draw:end-glue-point="0" svg:d="M4404 18196v5918h-984v1524" svg:viewBox="0 0 985 7443">
          <text:p/>
        </draw:connector>
        <draw:connector draw:style-name="gr6" draw:text-style-name="P3" draw:layer="layout" draw:line-skew="2.197cm" svg:x1="4.404cm" svg:y1="18.196cm" svg:x2="7.897cm" svg:y2="25.638cm" draw:start-shape="id9" draw:start-glue-point="2" draw:end-shape="id15" draw:end-glue-point="0" svg:d="M4404 18196v5918h3493v1524" svg:viewBox="0 0 3494 7443">
          <text:p/>
        </draw:connector>
        <draw:connector draw:style-name="gr6" draw:text-style-name="P3" draw:layer="layout" draw:line-skew="2.222cm" svg:x1="4.404cm" svg:y1="18.196cm" svg:x2="11.264cm" svg:y2="25.588cm" draw:start-shape="id9" draw:start-glue-point="2" draw:end-shape="id16" svg:d="M4404 18196v5918h6860v1474" svg:viewBox="0 0 6861 7393">
          <text:p/>
        </draw:connector>
        <draw:connector draw:style-name="gr6" draw:text-style-name="P3" draw:layer="layout" draw:line-skew="2.158cm" svg:x1="4.404cm" svg:y1="18.196cm" svg:x2="16.312cm" svg:y2="25.715cm" draw:start-shape="id9" draw:start-glue-point="2" draw:end-shape="id17" draw:end-glue-point="0" svg:d="M4404 18196v5917h11908v1602" svg:viewBox="0 0 11909 7520">
          <text:p/>
        </draw:connector>
        <draw:custom-shape draw:style-name="gr7" draw:text-style-name="P6" draw:layer="layout" svg:width="8.509cm" svg:height="1.651cm" svg:x="6.969cm" svg:y="1.254cm">
          <text:p text:style-name="P6">Component U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curve" svg:x1="8.788cm" svg:y1="6.74cm" svg:x2="6.308cm" svg:y2="13.217cm" draw:start-shape="id6" draw:start-glue-point="3" draw:end-shape="id10" draw:end-glue-point="1" svg:d="M8788 6740c-1860 0-620 6477-2480 6477" svg:viewBox="0 0 2481 6478">
          <text:p/>
        </draw:connector>
        <draw:connector draw:style-name="gr8" draw:text-style-name="P3" draw:layer="layout" draw:type="curve" svg:x1="14.955cm" svg:y1="13.852cm" svg:x2="4.977cm" svg:y2="6.613cm" draw:start-shape="id5" draw:start-glue-point="3" draw:end-shape="id2" draw:end-glue-point="1" svg:d="M14955 13852c-7483 0-2495-7239-9978-7239" svg:viewBox="0 0 9979 72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19:24:50.265000000</meta:creation-date>
    <dc:date>2017-10-22T16:25:16.488000000</dc:date>
    <meta:editing-duration>PT56M53S</meta:editing-duration>
    <meta:editing-cycles>4</meta:editing-cycles>
    <meta:generator>LibreOffice/5.4.2.2$Windows_X86_64 LibreOffice_project/22b09f6418e8c2d508a9eaf86b2399209b0990f4</meta:generator>
    <meta:document-statistic meta:object-count="35"/>
  </office:meta>
</office:document-meta>
</file>